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4" style:family="paragraph" style:parent-style-name="Standard">
      <style:text-properties style:font-name="Times New Roman"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alibri" fo:font-size="9pt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2a00ff"/>
    </style:style>
    <style:style style:name="T7" style:family="text">
      <style:text-properties fo:color="#005032"/>
    </style:style>
    <style:style style:name="T8" style:family="text">
      <style:text-properties fo:color="#0000c0"/>
    </style:style>
    <style:style style:name="T9" style:family="text">
      <style:text-properties fo:color="#3f7f5f"/>
    </style:style>
    <style:style style:name="T10" style:family="text">
      <style:text-properties fo:color="#3f7f5f" style:text-underline-style="solid" style:text-underline-width="auto" style:text-underline-color="font-color"/>
    </style:style>
    <style:style style:name="T11" style:family="text">
      <style:text-properties fo:color="#642880"/>
    </style:style>
    <style:style style:name="T12" style:family="text">
      <style:text-properties fo:color="#642880" fo:font-weight="bold" style:font-weight-asian="bold" style:font-weight-complex="bold"/>
    </style:style>
    <style:style style:name="T13" style:family="text"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genere</text:p>
      <text:p text:style-name="P1">Vigenere.h</text:p>
      <text:p text:style-name="P3"/>
      <text:p text:style-name="P10"><text:span text:style-name="T2">#ifndef</text:span><text:span text:style-name="T4"> VIGENERE_H_</text:span></text:p>
      <text:p text:style-name="P10"><text:span text:style-name="T2">#define</text:span><text:span text:style-name="T4"> </text:span><text:span text:style-name="T4">VIGENERE_H_</text:span></text:p>
      <text:p text:style-name="P10"/>
      <text:p text:style-name="P10"><text:span text:style-name="T2">#include</text:span><text:span text:style-name="T4"> </text:span><text:span text:style-name="T6">&lt;string&gt;</text:span></text:p>
      <text:p text:style-name="P10"><text:span text:style-name="T2">class</text:span><text:span text:style-name="T4"> </text:span><text:span text:style-name="T7">Vigenere</text:span></text:p>
      <text:p text:style-name="P9">{</text:p>
      <text:p text:style-name="P10"><text:span text:style-name="T2">private</text:span><text:span text:style-name="T4">:</text:span></text:p>
      <text:p text:style-name="P10"><text:span text:style-name="T4"><text:tab/></text:span><text:span text:style-name="T2">char</text:span><text:span text:style-name="T4"> </text:span><text:span text:style-name="T8">fCharacterMap</text:span><text:span text:style-name="T4">[26][26];</text:span></text:p>
      <text:p text:style-name="P10"><text:span text:style-name="T4"><text:tab/>std::</text:span><text:span text:style-name="T7">string</text:span><text:span text:style-name="T4"> </text:span><text:span text:style-name="T8">fKey</text:span><text:span text:style-name="T4">;</text:span></text:p>
      <text:p text:style-name="P10"><text:span text:style-name="T4"><text:tab/></text:span><text:span text:style-name="T2">unsigned</text:span><text:span text:style-name="T4"> </text:span><text:span text:style-name="T2">int</text:span><text:span text:style-name="T4"> </text:span><text:span text:style-name="T8">fKeyIndex</text:span><text:span text:style-name="T4">;</text:span></text:p>
      <text:p text:style-name="P10"><text:span text:style-name="T4"><text:tab/></text:span><text:span text:style-name="T2">int</text:span><text:span text:style-name="T4"> </text:span><text:span text:style-name="T8">fSourceFrequency</text:span><text:span text:style-name="T4">[26];</text:span></text:p>
      <text:p text:style-name="P10"><text:span text:style-name="T4"><text:tab/></text:span><text:span text:style-name="T2">int</text:span><text:span text:style-name="T4"> </text:span><text:span text:style-name="T8">fTargetFrequency</text:span><text:span text:style-name="T4">[26];</text:span></text:p>
      <text:p text:style-name="P10"><text:span text:style-name="T4"><text:tab/></text:span><text:span text:style-name="T2">int</text:span><text:span text:style-name="T4"> </text:span><text:span text:style-name="T8">fTotalEncoded</text:span><text:span text:style-name="T4">;</text:span></text:p>
      <text:p text:style-name="P10"><text:span text:style-name="T2">public</text:span><text:span text:style-name="T4">:</text:span></text:p>
      <text:p text:style-name="P10"><text:span text:style-name="T4"><text:tab/></text:span><text:span text:style-name="T4">Vigenere</text:span><text:span text:style-name="T4">(</text:span><text:span text:style-name="T2">char</text:span><text:span text:style-name="T4">* aKey);</text:span></text:p>
      <text:p text:style-name="P10"><text:span text:style-name="T4"><text:tab/></text:span><text:span text:style-name="T2">void</text:span><text:span text:style-name="T4"> </text:span><text:span text:style-name="T4">resetFrequencies</text:span><text:span text:style-name="T4">();</text:span></text:p>
      <text:p text:style-name="P10"><text:span text:style-name="T4"><text:tab/></text:span><text:span text:style-name="T2">char</text:span><text:span text:style-name="T4"> </text:span><text:span text:style-name="T4">encode</text:span><text:span text:style-name="T4">(</text:span><text:span text:style-name="T2">char</text:span><text:span text:style-name="T4"> aCharacter);</text:span></text:p>
      <text:p text:style-name="P10"><text:span text:style-name="T4"><text:tab/></text:span><text:span text:style-name="T2">char</text:span><text:span text:style-name="T4"> </text:span><text:span text:style-name="T4">decode</text:span><text:span text:style-name="T4">(</text:span><text:span text:style-name="T2">char</text:span><text:span text:style-name="T4"> aCharacter);</text:span></text:p>
      <text:p text:style-name="P10"><text:span text:style-name="T4"><text:tab/>std::</text:span><text:span text:style-name="T7">string</text:span><text:span text:style-name="T4"> </text:span><text:span text:style-name="T4">encode</text:span><text:span text:style-name="T4">(</text:span><text:span text:style-name="T2">const</text:span><text:span text:style-name="T4"> std::</text:span><text:span text:style-name="T7">string</text:span><text:span text:style-name="T4">&amp; aString);</text:span></text:p>
      <text:p text:style-name="P10"><text:span text:style-name="T4"><text:tab/>std::</text:span><text:span text:style-name="T7">string</text:span><text:span text:style-name="T4"> </text:span><text:span text:style-name="T4">decode</text:span><text:span text:style-name="T4">(</text:span><text:span text:style-name="T2">const</text:span><text:span text:style-name="T4"> std::</text:span><text:span text:style-name="T7">string</text:span><text:span text:style-name="T4">&amp; aString);</text:span></text:p>
      <text:p text:style-name="P10"><text:span text:style-name="T4"><text:tab/></text:span><text:span text:style-name="T2">friend</text:span><text:span text:style-name="T4"> std::</text:span><text:span text:style-name="T7">ostream</text:span><text:span text:style-name="T4">&amp; </text:span><text:span text:style-name="T4">operator&lt;&lt;</text:span><text:span text:style-name="T4">(std::</text:span><text:span text:style-name="T7">ostream</text:span><text:span text:style-name="T4">&amp; aOStream, </text:span><text:span text:style-name="T2">const</text:span><text:span text:style-name="T4"> </text:span><text:span text:style-name="T7">Vigenere</text:span><text:span text:style-name="T4">&amp; aScrambler);</text:span></text:p>
      <text:p text:style-name="P9">};</text:p>
      <text:p text:style-name="P10"/>
      <text:p text:style-name="P10"><text:span text:style-name="T2">#endif</text:span><text:span text:style-name="T4"> </text:span><text:span text:style-name="T9">/* VIGENERE_H_ 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Vigenere.cpp</text:p>
      <text:p text:style-name="P4"/>
      <text:p text:style-name="P10"><text:span text:style-name="T2">#include</text:span><text:span text:style-name="T4"> </text:span><text:span text:style-name="T6">"Vigenere.h"</text:span></text:p>
      <text:p text:style-name="P10"><text:span text:style-name="T2">#include</text:span><text:span text:style-name="T4"> </text:span><text:span text:style-name="T6">&lt;iostream&gt;</text:span></text:p>
      <text:p text:style-name="P10"><text:span text:style-name="T2">#include</text:span><text:span text:style-name="T4"> </text:span><text:span text:style-name="T6">&lt;iomanip&gt;</text:span></text:p>
      <text:p text:style-name="P10"><text:span text:style-name="T2">#include</text:span><text:span text:style-name="T4"> </text:span><text:span text:style-name="T6">&lt;string&gt;</text:span></text:p>
      <text:p text:style-name="P10"><text:span text:style-name="T2">#include</text:span><text:span text:style-name="T4"> </text:span><text:span text:style-name="T6">&lt;string.h&gt;</text:span></text:p>
      <text:p text:style-name="P10"/>
      <text:p text:style-name="P10"><text:span text:style-name="T2">using</text:span><text:span text:style-name="T4"> </text:span><text:span text:style-name="T2">namespace</text:span><text:span text:style-name="T4"> std;</text:span></text:p>
      <text:p text:style-name="P10"/>
      <text:p text:style-name="P10"><text:span text:style-name="T4">Vigenere::Vigenere</text:span><text:span text:style-name="T4">(</text:span><text:span text:style-name="T2">char</text:span><text:span text:style-name="T4">* aKey)</text:span></text:p>
      <text:p text:style-name="P9">{</text:p>
      <text:p text:style-name="P10"><text:span text:style-name="T4"><text:tab/></text:span><text:span text:style-name="T8">fKeyIndex</text:span><text:span text:style-name="T4"> = 0;</text:span></text:p>
      <text:p text:style-name="P10"><text:span text:style-name="T4"><text:tab/></text:span><text:span text:style-name="T9">//Go through each character in aKey, convert to </text:span><text:span text:style-name="T9">uppercase</text:span><text:span text:style-name="T9"> if needed, remove whitespace and non-alphabetical characters</text:span></text:p>
      <text:p text:style-name="P10"><text:span text:style-name="T4"><text:tab/></text:span><text:span text:style-name="T2">for</text:span><text:span text:style-name="T4">(</text:span><text:span text:style-name="T2">unsigned</text:span><text:span text:style-name="T4"> </text:span><text:span text:style-name="T2">int</text:span><text:span text:style-name="T4"> i = 0; i &lt; </text:span><text:span text:style-name="T11">strlen</text:span><text:span text:style-name="T4">(aKey); i++){</text:span></text:p>
      <text:p text:style-name="P10"><text:span text:style-name="T4"><text:tab/><text:tab/></text:span><text:span text:style-name="T2">if</text:span><text:span text:style-name="T4">((aKey[i] &gt;= </text:span><text:span text:style-name="T6">'a'</text:span><text:span text:style-name="T4">) &amp;&amp; (aKey[i] &lt;= </text:span><text:span text:style-name="T6">'z'</text:span><text:span text:style-name="T4">)){</text:span></text:p>
      <text:p text:style-name="P10"><text:span text:style-name="T4"><text:tab/><text:tab/><text:tab/></text:span><text:span text:style-name="T8">fKey</text:span><text:span text:style-name="T4"> += (aKey[i] - 32);</text:span></text:p>
      <text:p text:style-name="P9"><text:tab/><text:tab/>}</text:p>
      <text:p text:style-name="P10"><text:span text:style-name="T4"><text:tab/><text:tab/></text:span><text:span text:style-name="T2">else</text:span><text:span text:style-name="T4"> </text:span><text:span text:style-name="T2">if</text:span><text:span text:style-name="T4">((aKey[i] &gt;= </text:span><text:span text:style-name="T6">'A'</text:span><text:span text:style-name="T4">) &amp;&amp; (aKey[i] &lt;= </text:span><text:span text:style-name="T6">'Z'</text:span><text:span text:style-name="T4">)){</text:span></text:p>
      <text:p text:style-name="P10"><text:span text:style-name="T4"><text:tab/><text:tab/><text:tab/></text:span><text:span text:style-name="T8">fKey</text:span><text:span text:style-name="T4"> += aKey[i];</text:span></text:p>
      <text:p text:style-name="P9"><text:tab/><text:tab/>}</text:p>
      <text:p text:style-name="P9"><text:tab/>}</text:p>
      <text:p text:style-name="P10"><text:span text:style-name="T4"><text:tab/></text:span><text:span text:style-name="T9">//</text:span><text:span text:style-name="T9">initialise</text:span><text:span text:style-name="T9"> character map</text:span></text:p>
      <text:p text:style-name="P10"><text:span text:style-name="T4"><text:tab/></text:span><text:span text:style-name="T2">for</text:span><text:span text:style-name="T4">(</text:span><text:span text:style-name="T2">int</text:span><text:span text:style-name="T4"> i = 0; i &lt; 26; i++){</text:span></text:p>
      <text:p text:style-name="P10"><text:span text:style-name="T4"><text:tab/><text:tab/></text:span><text:span text:style-name="T2">for</text:span><text:span text:style-name="T4">(</text:span><text:span text:style-name="T2">int</text:span><text:span text:style-name="T4"> j = 0; j &lt; 26; j++){</text:span></text:p>
      <text:p text:style-name="P10"><text:span text:style-name="T4"><text:tab/><text:tab/><text:tab/></text:span><text:span text:style-name="T2">int</text:span><text:span text:style-name="T4"> nextChar = (</text:span><text:span text:style-name="T2">int</text:span><text:span text:style-name="T4">)</text:span><text:span text:style-name="T6">'B'</text:span><text:span text:style-name="T4"> + i + j;</text:span></text:p>
      <text:p text:style-name="P10"><text:span text:style-name="T4"><text:tab/><text:tab/><text:tab/></text:span><text:span text:style-name="T2">if</text:span><text:span text:style-name="T4">((</text:span><text:span text:style-name="T2">int</text:span><text:span text:style-name="T4">)nextChar &gt; (</text:span><text:span text:style-name="T2">int</text:span><text:span text:style-name="T4">)</text:span><text:span text:style-name="T6">'Z'</text:span><text:span text:style-name="T4">){</text:span></text:p>
      <text:p text:style-name="P9"><text:tab/><text:tab/><text:tab/><text:tab/>nextChar -= <text:s/>26;</text:p>
      <text:p text:style-name="P9"><text:tab/><text:tab/><text:tab/>}</text:p>
      <text:p text:style-name="P10"><text:span text:style-name="T4"><text:tab/><text:tab/><text:tab/></text:span><text:span text:style-name="T8">fCharacterMap</text:span><text:span text:style-name="T4">[i][j] = (</text:span><text:span text:style-name="T2">char</text:span><text:span text:style-name="T4">)nextChar;</text:span></text:p>
      <text:p text:style-name="P9"><text:tab/><text:tab/>}</text:p>
      <text:p text:style-name="P9"><text:tab/>}</text:p>
      <text:p text:style-name="P10"><text:span text:style-name="T4"><text:tab/></text:span><text:span text:style-name="T7">Vigenere</text:span><text:span text:style-name="T4">::resetFrequencies();</text:span></text:p>
      <text:p text:style-name="P9">}</text:p>
      <text:p text:style-name="P10"/>
      <text:p text:style-name="P10"><text:span text:style-name="T2">void</text:span><text:span text:style-name="T4"> </text:span><text:span text:style-name="T4">Vigenere::resetFrequencies</text:span><text:span text:style-name="T4">()</text:span></text:p>
      <text:p text:style-name="P9">{</text:p>
      <text:p text:style-name="P10"><text:span text:style-name="T4"><text:tab/></text:span><text:span text:style-name="T2">for</text:span><text:span text:style-name="T4">(</text:span><text:span text:style-name="T2">int</text:span><text:span text:style-name="T4"> i = 0; i &lt; 26; i++){</text:span></text:p>
      <text:p text:style-name="P10"><text:span text:style-name="T4"><text:tab/><text:tab/></text:span><text:span text:style-name="T8">fSourceFrequency</text:span><text:span text:style-name="T4">[i] = 0;</text:span></text:p>
      <text:p text:style-name="P10"><text:span text:style-name="T4"><text:tab/><text:tab/></text:span><text:span text:style-name="T8">fTargetFrequency</text:span><text:span text:style-name="T4">[i] = 0;</text:span></text:p>
      <text:p text:style-name="P9"><text:tab/>}</text:p>
      <text:p text:style-name="P10"><text:span text:style-name="T4"><text:tab/></text:span><text:span text:style-name="T8">fTotalEncoded</text:span><text:span text:style-name="T4"> = 0;</text:span></text:p>
      <text:p text:style-name="P9">}</text:p>
      <text:p text:style-name="P10"/>
      <text:p text:style-name="P8">//Encode selected character - retains case</text:p>
      <text:p text:style-name="P10"><text:span text:style-name="T2">char</text:span><text:span text:style-name="T4"> </text:span><text:span text:style-name="T4">Vigenere::encode</text:span><text:span text:style-name="T4">(</text:span><text:span text:style-name="T2">char</text:span><text:span text:style-name="T4"> aCharacter)</text:span></text:p>
      <text:p text:style-name="P9">{</text:p>
      <text:p text:style-name="P10"><text:span text:style-name="T4"><text:tab/></text:span><text:span text:style-name="T2">int</text:span><text:span text:style-name="T4"> returnChar;</text:span></text:p>
      <text:p text:style-name="P10"/>
      <text:p text:style-name="P10"><text:span text:style-name="T4"><text:tab/></text:span><text:span text:style-name="T2">if</text:span><text:span text:style-name="T4">((aCharacter &gt;= </text:span><text:span text:style-name="T6">'A'</text:span><text:span text:style-name="T4">) &amp;&amp; (aCharacter &lt;= </text:span><text:span text:style-name="T6">'Z'</text:span><text:span text:style-name="T4">)){</text:span></text:p>
      <text:p text:style-name="P10"><text:span text:style-name="T4"><text:tab/><text:tab/></text:span><text:span text:style-name="T2">int</text:span><text:span text:style-name="T4"> i = ((</text:span><text:span text:style-name="T2">int</text:span><text:span text:style-name="T4">)</text:span><text:span text:style-name="T8">fKey</text:span><text:span text:style-name="T4">[</text:span><text:span text:style-name="T8">fKeyIndex</text:span><text:span text:style-name="T4">] - (</text:span><text:span text:style-name="T2">int</text:span><text:span text:style-name="T4">)</text:span><text:span text:style-name="T6">'A'</text:span><text:span text:style-name="T4">); </text:span><text:span text:style-name="T9">//so if character from cipher is 'A', index will be 0</text:span></text:p>
      <text:p text:style-name="P10"><text:span text:style-name="T4"><text:tab/><text:tab/></text:span><text:span text:style-name="T2">int</text:span><text:span text:style-name="T4"> j = ((</text:span><text:span text:style-name="T2">int</text:span><text:span text:style-name="T4">)aCharacter - (</text:span><text:span text:style-name="T2">int</text:span><text:span text:style-name="T4">)</text:span><text:span text:style-name="T6">'A'</text:span><text:span text:style-name="T4">); </text:span><text:span text:style-name="T9">//same as above</text:span></text:p>
      <text:p text:style-name="P10"><text:span text:style-name="T4"><text:tab/><text:tab/>returnChar = </text:span><text:span text:style-name="T8">fCharacterMap</text:span><text:span text:style-name="T4">[i][j];</text:span></text:p>
      <text:p text:style-name="P10"/>
      <text:p text:style-name="P10"><text:span text:style-name="T4"><text:tab/><text:tab/></text:span><text:span text:style-name="T9">//increment fKeyIndex - wrap back around if necessary</text:span></text:p>
      <text:p text:style-name="P10"><text:span text:style-name="T4"><text:tab/><text:tab/></text:span><text:span text:style-name="T8">fKeyIndex</text:span><text:span text:style-name="T4">++;</text:span></text:p>
      <text:p text:style-name="P10"><text:span text:style-name="T4"><text:tab/><text:tab/></text:span><text:span text:style-name="T2">if</text:span><text:span text:style-name="T4">(</text:span><text:span text:style-name="T8">fKeyIndex</text:span><text:span text:style-name="T4"> &gt;= </text:span><text:span text:style-name="T8">fKey</text:span><text:span text:style-name="T4">.length()){</text:span></text:p>
      <text:p text:style-name="P10"><text:span text:style-name="T4"><text:tab/><text:tab/><text:tab/></text:span><text:span text:style-name="T8">fKeyIndex</text:span><text:span text:style-name="T4"> = 0;</text:span></text:p>
      <text:p text:style-name="P9"><text:tab/><text:tab/>}</text:p>
      <text:p text:style-name="P10"/>
      <text:p text:style-name="P10"><text:span text:style-name="T4"><text:tab/><text:tab/></text:span><text:span text:style-name="T9">//increment frequencies - only done if character was alphabetical - take away 'A' to convert to index form</text:span></text:p>
      <text:p text:style-name="P10"><text:span text:style-name="T4"><text:tab/><text:tab/></text:span><text:span text:style-name="T8">fTotalEncoded</text:span><text:span text:style-name="T4">++;</text:span></text:p>
      <text:p text:style-name="P10"><text:span text:style-name="T4"><text:tab/><text:tab/></text:span><text:span text:style-name="T8">fSourceFrequency</text:span><text:span text:style-name="T4">[((</text:span><text:span text:style-name="T2">int</text:span><text:span text:style-name="T4">)aCharacter - (</text:span><text:span text:style-name="T2">int</text:span><text:span text:style-name="T4">)</text:span><text:span text:style-name="T6">'A'</text:span><text:span text:style-name="T4">)]++;</text:span></text:p>
      <text:p text:style-name="P10"><text:soft-page-break/><text:span text:style-name="T4"><text:tab/><text:tab/></text:span><text:span text:style-name="T8">fTargetFrequency</text:span><text:span text:style-name="T4">[((</text:span><text:span text:style-name="T2">int</text:span><text:span text:style-name="T4">)returnChar - (</text:span><text:span text:style-name="T2">int</text:span><text:span text:style-name="T4">)</text:span><text:span text:style-name="T6">'A'</text:span><text:span text:style-name="T4">)]++;</text:span></text:p>
      <text:p text:style-name="P9"><text:tab/>}</text:p>
      <text:p text:style-name="P10"><text:span text:style-name="T4"><text:tab/></text:span><text:span text:style-name="T2">else</text:span><text:span text:style-name="T4"> </text:span><text:span text:style-name="T2">if</text:span><text:span text:style-name="T4">((aCharacter &gt;= </text:span><text:span text:style-name="T6">'a'</text:span><text:span text:style-name="T4">) &amp;&amp; (aCharacter &lt;= </text:span><text:span text:style-name="T6">'z'</text:span><text:span text:style-name="T4">)){</text:span></text:p>
      <text:p text:style-name="P10"><text:span text:style-name="T4"><text:tab/><text:tab/></text:span><text:span text:style-name="T2">int</text:span><text:span text:style-name="T4"> i = ((</text:span><text:span text:style-name="T2">int</text:span><text:span text:style-name="T4">)</text:span><text:span text:style-name="T8">fKey</text:span><text:span text:style-name="T4">[</text:span><text:span text:style-name="T8">fKeyIndex</text:span><text:span text:style-name="T4">] - (</text:span><text:span text:style-name="T2">int</text:span><text:span text:style-name="T4">)</text:span><text:span text:style-name="T6">'A'</text:span><text:span text:style-name="T4">); </text:span><text:span text:style-name="T9">//so if character from cipher is 'A', index will be 0</text:span></text:p>
      <text:p text:style-name="P10"><text:span text:style-name="T4"><text:tab/><text:tab/></text:span><text:span text:style-name="T2">int</text:span><text:span text:style-name="T4"> j = ((</text:span><text:span text:style-name="T2">int</text:span><text:span text:style-name="T4">)aCharacter - (</text:span><text:span text:style-name="T2">int</text:span><text:span text:style-name="T4">)</text:span><text:span text:style-name="T6">'A'</text:span><text:span text:style-name="T4"> - 32); </text:span><text:span text:style-name="T9">//same as above - minus extra 32 to get </text:span><text:span text:style-name="T9">uppercase</text:span></text:p>
      <text:p text:style-name="P10"><text:span text:style-name="T4"><text:tab/><text:tab/>returnChar = </text:span><text:span text:style-name="T8">fCharacterMap</text:span><text:span text:style-name="T4">[i][j] + 32; </text:span><text:span text:style-name="T9">//add 32 to return to correct case</text:span></text:p>
      <text:p text:style-name="P10"/>
      <text:p text:style-name="P10"><text:span text:style-name="T4"><text:tab/><text:tab/></text:span><text:span text:style-name="T9">//increment fKeyIndex - wrap back around if necessary</text:span></text:p>
      <text:p text:style-name="P10"><text:span text:style-name="T4"><text:tab/><text:tab/></text:span><text:span text:style-name="T8">fKeyIndex</text:span><text:span text:style-name="T4">++;</text:span></text:p>
      <text:p text:style-name="P10"><text:span text:style-name="T4"><text:tab/><text:tab/></text:span><text:span text:style-name="T2">if</text:span><text:span text:style-name="T4">(</text:span><text:span text:style-name="T8">fKeyIndex</text:span><text:span text:style-name="T4"> &gt;= </text:span><text:span text:style-name="T8">fKey</text:span><text:span text:style-name="T4">.length()){</text:span></text:p>
      <text:p text:style-name="P10"><text:span text:style-name="T4"><text:tab/><text:tab/><text:tab/></text:span><text:span text:style-name="T8">fKeyIndex</text:span><text:span text:style-name="T4"> = 0;</text:span></text:p>
      <text:p text:style-name="P9"><text:tab/><text:tab/>}</text:p>
      <text:p text:style-name="P10"/>
      <text:p text:style-name="P10"><text:span text:style-name="T4"><text:tab/><text:tab/></text:span><text:span text:style-name="T9">//increment frequencies - only done if character was alphabetical - take away 32 to convert to </text:span><text:span text:style-name="T9">lowercase</text:span><text:span text:style-name="T9">, then <text:tab/><text:tab/>'A' to convert to index form</text:span></text:p>
      <text:p text:style-name="P10"><text:span text:style-name="T4"><text:tab/><text:tab/></text:span><text:span text:style-name="T8">fTotalEncoded</text:span><text:span text:style-name="T4">++;</text:span></text:p>
      <text:p text:style-name="P10"><text:span text:style-name="T4"><text:tab/><text:tab/></text:span><text:span text:style-name="T8">fSourceFrequency</text:span><text:span text:style-name="T4">[((</text:span><text:span text:style-name="T2">int</text:span><text:span text:style-name="T4">)aCharacter - (</text:span><text:span text:style-name="T2">int</text:span><text:span text:style-name="T4">)</text:span><text:span text:style-name="T6">'A'</text:span><text:span text:style-name="T4"> - 32)]++;</text:span></text:p>
      <text:p text:style-name="P10"><text:span text:style-name="T4"><text:tab/><text:tab/></text:span><text:span text:style-name="T8">fTargetFrequency</text:span><text:span text:style-name="T4">[((</text:span><text:span text:style-name="T2">int</text:span><text:span text:style-name="T4">)returnChar - (</text:span><text:span text:style-name="T2">int</text:span><text:span text:style-name="T4">)</text:span><text:span text:style-name="T6">'A'</text:span><text:span text:style-name="T4"> - 32)]++;</text:span></text:p>
      <text:p text:style-name="P9"><text:tab/>}</text:p>
      <text:p text:style-name="P10"><text:span text:style-name="T4"><text:tab/></text:span><text:span text:style-name="T2">else</text:span><text:span text:style-name="T4">{</text:span></text:p>
      <text:p text:style-name="P10"><text:span text:style-name="T4"><text:tab/><text:tab/>returnChar = (</text:span><text:span text:style-name="T2">int</text:span><text:span text:style-name="T4">)aCharacter;</text:span></text:p>
      <text:p text:style-name="P9"><text:tab/>}</text:p>
      <text:p text:style-name="P10"><text:span text:style-name="T4"><text:tab/></text:span><text:span text:style-name="T2">return</text:span><text:span text:style-name="T4"> (</text:span><text:span text:style-name="T2">char</text:span><text:span text:style-name="T4">)returnChar;</text:span></text:p>
      <text:p text:style-name="P9">}</text:p>
      <text:p text:style-name="P10"/>
      <text:p text:style-name="P8">//Decode the selected character - retains case</text:p>
      <text:p text:style-name="P10"><text:span text:style-name="T2">char</text:span><text:span text:style-name="T4"> </text:span><text:span text:style-name="T4">Vigenere::decode</text:span><text:span text:style-name="T4">(</text:span><text:span text:style-name="T2">char</text:span><text:span text:style-name="T4"> aCharacter)</text:span></text:p>
      <text:p text:style-name="P9">{</text:p>
      <text:p text:style-name="P10"><text:span text:style-name="T4"><text:tab/></text:span><text:span text:style-name="T2">int</text:span><text:span text:style-name="T4"> returnChar;</text:span></text:p>
      <text:p text:style-name="P10"><text:span text:style-name="T4"><text:tab/></text:span><text:span text:style-name="T2">if</text:span><text:span text:style-name="T4">((aCharacter &gt;= </text:span><text:span text:style-name="T6">'A'</text:span><text:span text:style-name="T4">) &amp;&amp; (aCharacter &lt;= </text:span><text:span text:style-name="T6">'Z'</text:span><text:span text:style-name="T4">)){</text:span></text:p>
      <text:p text:style-name="P10"><text:span text:style-name="T4"><text:tab/><text:tab/></text:span><text:span text:style-name="T2">int</text:span><text:span text:style-name="T4"> i = ((</text:span><text:span text:style-name="T2">int</text:span><text:span text:style-name="T4">)</text:span><text:span text:style-name="T8">fKey</text:span><text:span text:style-name="T4">[</text:span><text:span text:style-name="T8">fKeyIndex</text:span><text:span text:style-name="T4">] - (</text:span><text:span text:style-name="T2">int</text:span><text:span text:style-name="T4">)</text:span><text:span text:style-name="T6">'A'</text:span><text:span text:style-name="T4">);</text:span></text:p>
      <text:p text:style-name="P10"><text:span text:style-name="T4"><text:tab/><text:tab/></text:span><text:span text:style-name="T9">//find character in column i and use that to infer j (the original character)</text:span></text:p>
      <text:p text:style-name="P10"><text:span text:style-name="T4"><text:tab/><text:tab/></text:span><text:span text:style-name="T2">for</text:span><text:span text:style-name="T4">(</text:span><text:span text:style-name="T2">int</text:span><text:span text:style-name="T4"> j = 0; j &lt; 26; j++){</text:span></text:p>
      <text:p text:style-name="P10"><text:span text:style-name="T4"><text:tab/><text:tab/><text:tab/></text:span><text:span text:style-name="T2">if</text:span><text:span text:style-name="T4">(</text:span><text:span text:style-name="T8">fCharacterMap</text:span><text:span text:style-name="T4">[i][j] == aCharacter){</text:span></text:p>
      <text:p text:style-name="P10"><text:span text:style-name="T4"><text:tab/><text:tab/><text:tab/><text:tab/>returnChar = (j + (</text:span><text:span text:style-name="T2">int</text:span><text:span text:style-name="T4">)</text:span><text:span text:style-name="T6">'A'</text:span><text:span text:style-name="T4">); </text:span><text:span text:style-name="T9">//character = index + 'A' (i.e. A = 0)</text:span></text:p>
      <text:p text:style-name="P9"><text:tab/><text:tab/><text:tab/>}</text:p>
      <text:p text:style-name="P9"><text:tab/><text:tab/>}</text:p>
      <text:p text:style-name="P10"/>
      <text:p text:style-name="P10"><text:span text:style-name="T4"><text:tab/><text:tab/></text:span><text:span text:style-name="T9">//increment fKeyIndex - wrap back around if necessary</text:span></text:p>
      <text:p text:style-name="P10"><text:span text:style-name="T4"><text:tab/><text:tab/></text:span><text:span text:style-name="T8">fKeyIndex</text:span><text:span text:style-name="T4">++;</text:span></text:p>
      <text:p text:style-name="P10"><text:span text:style-name="T4"><text:tab/><text:tab/></text:span><text:span text:style-name="T2">if</text:span><text:span text:style-name="T4">(</text:span><text:span text:style-name="T8">fKeyIndex</text:span><text:span text:style-name="T4"> &gt;= </text:span><text:span text:style-name="T8">fKey</text:span><text:span text:style-name="T4">.length()){</text:span></text:p>
      <text:p text:style-name="P10"><text:span text:style-name="T4"><text:tab/><text:tab/><text:tab/></text:span><text:span text:style-name="T8">fKeyIndex</text:span><text:span text:style-name="T4"> = 0;</text:span></text:p>
      <text:p text:style-name="P9"><text:tab/><text:tab/>}</text:p>
      <text:p text:style-name="P10"><text:span text:style-name="T4"><text:tab/><text:tab/></text:span><text:span text:style-name="T9">//increment frequencies - only done if character was alphabetical - take away 'A' to convert to index form</text:span></text:p>
      <text:p text:style-name="P10"><text:span text:style-name="T4"><text:tab/><text:tab/></text:span><text:span text:style-name="T8">fTotalEncoded</text:span><text:span text:style-name="T4">++;</text:span></text:p>
      <text:p text:style-name="P10"><text:span text:style-name="T4"><text:tab/><text:tab/></text:span><text:span text:style-name="T8">fSourceFrequency</text:span><text:span text:style-name="T4">[((</text:span><text:span text:style-name="T2">int</text:span><text:span text:style-name="T4">)aCharacter - (</text:span><text:span text:style-name="T2">int</text:span><text:span text:style-name="T4">)</text:span><text:span text:style-name="T6">'A'</text:span><text:span text:style-name="T4">)]++;</text:span></text:p>
      <text:p text:style-name="P10"><text:span text:style-name="T4"><text:tab/><text:tab/></text:span><text:span text:style-name="T8">fTargetFrequency</text:span><text:span text:style-name="T4">[((</text:span><text:span text:style-name="T2">int</text:span><text:span text:style-name="T4">)returnChar - (</text:span><text:span text:style-name="T2">int</text:span><text:span text:style-name="T4">)</text:span><text:span text:style-name="T6">'A'</text:span><text:span text:style-name="T4">)]++;</text:span></text:p>
      <text:p text:style-name="P9"><text:tab/>}</text:p>
      <text:p text:style-name="P10"><text:span text:style-name="T4"><text:tab/></text:span><text:span text:style-name="T2">else</text:span><text:span text:style-name="T4"> </text:span><text:span text:style-name="T2">if</text:span><text:span text:style-name="T4">((aCharacter &gt;= </text:span><text:span text:style-name="T6">'a'</text:span><text:span text:style-name="T4">) &amp;&amp; (aCharacter &lt;= </text:span><text:span text:style-name="T6">'z'</text:span><text:span text:style-name="T4">)){</text:span></text:p>
      <text:p text:style-name="P10"><text:span text:style-name="T4"><text:tab/><text:tab/></text:span><text:span text:style-name="T2">int</text:span><text:span text:style-name="T4"> i = ((</text:span><text:span text:style-name="T2">int</text:span><text:span text:style-name="T4">)</text:span><text:span text:style-name="T8">fKey</text:span><text:span text:style-name="T4">[</text:span><text:span text:style-name="T8">fKeyIndex</text:span><text:span text:style-name="T4">] - (</text:span><text:span text:style-name="T2">int</text:span><text:span text:style-name="T4">)</text:span><text:span text:style-name="T6">'A'</text:span><text:span text:style-name="T4">);</text:span></text:p>
      <text:p text:style-name="P10"><text:span text:style-name="T4"><text:tab/><text:tab/></text:span><text:span text:style-name="T9">//find character in column i and use that to infer j (the original character)</text:span></text:p>
      <text:p text:style-name="P10"><text:span text:style-name="T4"><text:tab/><text:tab/></text:span><text:span text:style-name="T2">for</text:span><text:span text:style-name="T4">(</text:span><text:span text:style-name="T2">int</text:span><text:span text:style-name="T4"> j = 0; j &lt; 26; j++){</text:span></text:p>
      <text:p text:style-name="P10"><text:span text:style-name="T4"><text:tab/><text:tab/><text:tab/></text:span><text:span text:style-name="T2">if</text:span><text:span text:style-name="T4">(</text:span><text:span text:style-name="T8">fCharacterMap</text:span><text:span text:style-name="T4">[i][j] == (aCharacter - 32)){ </text:span><text:span text:style-name="T9">//-32 to make </text:span><text:span text:style-name="T9">uppercase</text:span></text:p>
      <text:p text:style-name="P10"><text:span text:style-name="T4"><text:tab/><text:tab/><text:tab/><text:tab/>returnChar = (j + (</text:span><text:span text:style-name="T2">int</text:span><text:span text:style-name="T4">)</text:span><text:span text:style-name="T6">'A'</text:span><text:span text:style-name="T4"> + 32); </text:span><text:span text:style-name="T9">//character = index + 'A' (i.e. A = 0) //add 32 to make <text:tab/><text:tab/><text:tab/><text:tab/><text:tab/><text:tab/><text:tab/><text:tab/> <text:s text:c="5"/>lowercase again</text:span></text:p>
      <text:p text:style-name="P9"><text:tab/><text:tab/><text:tab/>}</text:p>
      <text:p text:style-name="P9"><text:tab/><text:tab/>}</text:p>
      <text:p text:style-name="P10"/>
      <text:p text:style-name="P10"><text:span text:style-name="T4"><text:tab/><text:tab/></text:span><text:span text:style-name="T9">//increment fKeyIndex - wrap back around if necessary</text:span></text:p>
      <text:p text:style-name="P10"><text:span text:style-name="T4"><text:tab/><text:tab/></text:span><text:span text:style-name="T8">fKeyIndex</text:span><text:span text:style-name="T4">++;</text:span></text:p>
      <text:p text:style-name="P10"><text:span text:style-name="T4"><text:tab/><text:tab/></text:span><text:span text:style-name="T2">if</text:span><text:span text:style-name="T4">(</text:span><text:span text:style-name="T8">fKeyIndex</text:span><text:span text:style-name="T4"> &gt;= </text:span><text:span text:style-name="T8">fKey</text:span><text:span text:style-name="T4">.length()){</text:span></text:p>
      <text:p text:style-name="P10"><text:span text:style-name="T4"><text:tab/><text:tab/><text:tab/></text:span><text:span text:style-name="T8">fKeyIndex</text:span><text:span text:style-name="T4"> = 0;</text:span></text:p>
      <text:p text:style-name="P9"><text:tab/><text:tab/>}</text:p>
      <text:p text:style-name="P10"><text:span text:style-name="T4"><text:tab/><text:tab/></text:span><text:span text:style-name="T9">//increment frequencies - only done if character was alphabetical - take away 32 to convert to </text:span><text:span text:style-name="T9">lowercase</text:span><text:span text:style-name="T9">, then <text:tab/><text:tab/>'A' to convert to index form</text:span></text:p>
      <text:p text:style-name="P10"><text:span text:style-name="T4"><text:tab/><text:tab/></text:span><text:span text:style-name="T8">fTotalEncoded</text:span><text:span text:style-name="T4">++;</text:span></text:p>
      <text:p text:style-name="P10"><text:soft-page-break/><text:span text:style-name="T4"><text:tab/><text:tab/></text:span><text:span text:style-name="T8">fSourceFrequency</text:span><text:span text:style-name="T4">[((</text:span><text:span text:style-name="T2">int</text:span><text:span text:style-name="T4">)aCharacter - (</text:span><text:span text:style-name="T2">int</text:span><text:span text:style-name="T4">)</text:span><text:span text:style-name="T6">'A'</text:span><text:span text:style-name="T4"> - 32)]++;</text:span></text:p>
      <text:p text:style-name="P10"><text:span text:style-name="T4"><text:tab/><text:tab/></text:span><text:span text:style-name="T8">fTargetFrequency</text:span><text:span text:style-name="T4">[((</text:span><text:span text:style-name="T2">int</text:span><text:span text:style-name="T4">)returnChar - (</text:span><text:span text:style-name="T2">int</text:span><text:span text:style-name="T4">)</text:span><text:span text:style-name="T6">'A'</text:span><text:span text:style-name="T4"> - 32)]++;</text:span></text:p>
      <text:p text:style-name="P9"><text:tab/>}</text:p>
      <text:p text:style-name="P10"><text:span text:style-name="T4"><text:tab/></text:span><text:span text:style-name="T2">else</text:span><text:span text:style-name="T4">{</text:span></text:p>
      <text:p text:style-name="P10"><text:span text:style-name="T4"><text:tab/><text:tab/>returnChar = (</text:span><text:span text:style-name="T2">int</text:span><text:span text:style-name="T4">)aCharacter;</text:span></text:p>
      <text:p text:style-name="P9"><text:tab/>}</text:p>
      <text:p text:style-name="P10"/>
      <text:p text:style-name="P10"><text:span text:style-name="T4"><text:tab/></text:span><text:span text:style-name="T2">return</text:span><text:span text:style-name="T4"> (</text:span><text:span text:style-name="T2">char</text:span><text:span text:style-name="T4">)returnChar;</text:span></text:p>
      <text:p text:style-name="P9">}</text:p>
      <text:p text:style-name="P10"/>
      <text:p text:style-name="P10"><text:span text:style-name="T4">std::</text:span><text:span text:style-name="T7">string</text:span><text:span text:style-name="T4"> </text:span><text:span text:style-name="T4">Vigenere::encode</text:span><text:span text:style-name="T4">(</text:span><text:span text:style-name="T2">const</text:span><text:span text:style-name="T4"> std::</text:span><text:span text:style-name="T7">string</text:span><text:span text:style-name="T4">&amp; aString)</text:span></text:p>
      <text:p text:style-name="P9">{</text:p>
      <text:p text:style-name="P10"><text:span text:style-name="T4"><text:tab/></text:span><text:span text:style-name="T7">string</text:span><text:span text:style-name="T4"> returnString = </text:span><text:span text:style-name="T6">""</text:span><text:span text:style-name="T4">;</text:span></text:p>
      <text:p text:style-name="P10"><text:span text:style-name="T4"><text:tab/></text:span><text:span text:style-name="T2">for</text:span><text:span text:style-name="T4">(</text:span><text:span text:style-name="T2">unsigned</text:span><text:span text:style-name="T4"> </text:span><text:span text:style-name="T2">int</text:span><text:span text:style-name="T4"> i = 0; i &lt; aString.length(); i++){</text:span></text:p>
      <text:p text:style-name="P10"><text:span text:style-name="T4"><text:tab/><text:tab/>returnString += </text:span><text:span text:style-name="T7">Vigenere</text:span><text:span text:style-name="T4">::encode(aString[i]);</text:span></text:p>
      <text:p text:style-name="P9"><text:tab/>}</text:p>
      <text:p text:style-name="P10"><text:span text:style-name="T4"><text:tab/></text:span><text:span text:style-name="T2">return</text:span><text:span text:style-name="T4"> returnString;</text:span></text:p>
      <text:p text:style-name="P9">}</text:p>
      <text:p text:style-name="P10"/>
      <text:p text:style-name="P10"><text:span text:style-name="T4">std::</text:span><text:span text:style-name="T7">string</text:span><text:span text:style-name="T4"> </text:span><text:span text:style-name="T4">Vigenere::decode</text:span><text:span text:style-name="T4">(</text:span><text:span text:style-name="T2">const</text:span><text:span text:style-name="T4"> std::</text:span><text:span text:style-name="T7">string</text:span><text:span text:style-name="T4">&amp; aString)</text:span></text:p>
      <text:p text:style-name="P9">{</text:p>
      <text:p text:style-name="P10"><text:span text:style-name="T4"><text:tab/></text:span><text:span text:style-name="T7">string</text:span><text:span text:style-name="T4"> returnString = </text:span><text:span text:style-name="T6">""</text:span><text:span text:style-name="T4">;</text:span></text:p>
      <text:p text:style-name="P10"><text:span text:style-name="T4"><text:tab/></text:span><text:span text:style-name="T2">for</text:span><text:span text:style-name="T4">(</text:span><text:span text:style-name="T2">unsigned</text:span><text:span text:style-name="T4"> </text:span><text:span text:style-name="T2">int</text:span><text:span text:style-name="T4"> i = 0; i &lt; aString.length(); i++){</text:span></text:p>
      <text:p text:style-name="P10"><text:span text:style-name="T4"><text:tab/><text:tab/>returnString += </text:span><text:span text:style-name="T7">Vigenere</text:span><text:span text:style-name="T4">::decode(aString[i]);</text:span></text:p>
      <text:p text:style-name="P9"><text:tab/>}</text:p>
      <text:p text:style-name="P10"><text:span text:style-name="T4"><text:tab/></text:span><text:span text:style-name="T2">return</text:span><text:span text:style-name="T4"> returnString;</text:span></text:p>
      <text:p text:style-name="P9">}</text:p>
      <text:p text:style-name="P10"/>
      <text:p text:style-name="P10"><text:span text:style-name="T4">std::</text:span><text:span text:style-name="T7">ostream</text:span><text:span text:style-name="T4">&amp; </text:span><text:span text:style-name="T4">operator&lt;&lt;</text:span><text:span text:style-name="T4">(std::</text:span><text:span text:style-name="T7">ostream</text:span><text:span text:style-name="T4">&amp; aOStream, </text:span><text:span text:style-name="T2">const</text:span><text:span text:style-name="T4"> </text:span><text:span text:style-name="T7">Vigenere</text:span><text:span text:style-name="T4">&amp; aScrambler)</text:span></text:p>
      <text:p text:style-name="P9">{</text:p>
      <text:p text:style-name="P10"><text:span text:style-name="T4"><text:tab/>aOStream &lt;&lt; </text:span><text:span text:style-name="T6">"Frequency Distribution: "</text:span><text:span text:style-name="T4"> &lt;&lt; endl;</text:span></text:p>
      <text:p text:style-name="P10"><text:span text:style-name="T4"><text:tab/>aOStream &lt;&lt; </text:span><text:span text:style-name="T6">"Char: <text:s/>"</text:span><text:span text:style-name="T4">;</text:span></text:p>
      <text:p text:style-name="P10"><text:span text:style-name="T4"><text:tab/></text:span><text:span text:style-name="T2">for</text:span><text:span text:style-name="T4">(</text:span><text:span text:style-name="T2">int</text:span><text:span text:style-name="T4"> i = 0; i &lt; 26; i++){</text:span></text:p>
      <text:p text:style-name="P10"><text:span text:style-name="T4"><text:tab/><text:tab/>aOStream &lt;&lt; setw(5) &lt;&lt; setfill(</text:span><text:span text:style-name="T6">' '</text:span><text:span text:style-name="T4">) &lt;&lt; (</text:span><text:span text:style-name="T2">char</text:span><text:span text:style-name="T4">)(i + (</text:span><text:span text:style-name="T2">int</text:span><text:span text:style-name="T4">)</text:span><text:span text:style-name="T6">'A'</text:span><text:span text:style-name="T4">);</text:span></text:p>
      <text:p text:style-name="P9"><text:tab/>}</text:p>
      <text:p text:style-name="P10"><text:span text:style-name="T4"><text:tab/>aOStream &lt;&lt; endl &lt;&lt; </text:span><text:span text:style-name="T6">"Input: "</text:span><text:span text:style-name="T4">;</text:span></text:p>
      <text:p text:style-name="P10"><text:span text:style-name="T4"><text:tab/></text:span><text:span text:style-name="T2">for</text:span><text:span text:style-name="T4">(</text:span><text:span text:style-name="T2">int</text:span><text:span text:style-name="T4"> i = 0; i &lt; 26; i++){</text:span></text:p>
      <text:p text:style-name="P10"><text:span text:style-name="T4"><text:tab/><text:tab/>aOStream &lt;&lt; setw(5) &lt;&lt; setfill(</text:span><text:span text:style-name="T6">' '</text:span><text:span text:style-name="T4">) &lt;&lt; aScrambler.</text:span><text:span text:style-name="T8">fSourceFrequency</text:span><text:span text:style-name="T4">[i];</text:span></text:p>
      <text:p text:style-name="P9"><text:tab/>}</text:p>
      <text:p text:style-name="P10"><text:span text:style-name="T4"><text:tab/>aOStream &lt;&lt; endl &lt;&lt; </text:span><text:span text:style-name="T6">"Output:"</text:span><text:span text:style-name="T4">;</text:span></text:p>
      <text:p text:style-name="P10"><text:span text:style-name="T4"><text:tab/></text:span><text:span text:style-name="T2">for</text:span><text:span text:style-name="T4">(</text:span><text:span text:style-name="T2">int</text:span><text:span text:style-name="T4"> i = 0; i &lt; 26; i++){</text:span></text:p>
      <text:p text:style-name="P10"><text:span text:style-name="T4"><text:tab/><text:tab/>aOStream &lt;&lt; setw(5) &lt;&lt; setfill(</text:span><text:span text:style-name="T6">' '</text:span><text:span text:style-name="T4">) &lt;&lt; aScrambler.</text:span><text:span text:style-name="T8">fTargetFrequency</text:span><text:span text:style-name="T4">[i];</text:span></text:p>
      <text:p text:style-name="P9"><text:tab/>}</text:p>
      <text:p text:style-name="P10"/>
      <text:p text:style-name="P10"><text:span text:style-name="T4"><text:tab/></text:span><text:span text:style-name="T2">return</text:span><text:span text:style-name="T4"> aOStream;</text:span></text:p>
      <text:p text:style-name="P9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Scramble</text:p>
      <text:p text:style-name="P5">main.cpp</text:p>
      <text:p text:style-name="P3"/>
      <text:p text:style-name="P10"><text:span text:style-name="T2">#include</text:span><text:span text:style-name="T4"> </text:span><text:span text:style-name="T6">&lt;Vigenere.h&gt;</text:span></text:p>
      <text:p text:style-name="P10"><text:span text:style-name="T2">#include</text:span><text:span text:style-name="T4"> </text:span><text:span text:style-name="T6">&lt;iostream&gt;</text:span></text:p>
      <text:p text:style-name="P10"><text:span text:style-name="T2">#include</text:span><text:span text:style-name="T4"> </text:span><text:span text:style-name="T6">&lt;fstream&gt;</text:span></text:p>
      <text:p text:style-name="P10"><text:span text:style-name="T2">#include</text:span><text:span text:style-name="T4"> </text:span><text:span text:style-name="T6">&lt;stdlib.h&gt;</text:span></text:p>
      <text:p text:style-name="P10"><text:span text:style-name="T2">#include</text:span><text:span text:style-name="T4"> </text:span><text:span text:style-name="T6">&lt;string.h&gt;</text:span></text:p>
      <text:p text:style-name="P10"/>
      <text:p text:style-name="P10"><text:span text:style-name="T2">using</text:span><text:span text:style-name="T4"> </text:span><text:span text:style-name="T2">namespace</text:span><text:span text:style-name="T4"> std;</text:span></text:p>
      <text:p text:style-name="P10"/>
      <text:p text:style-name="P10"><text:span text:style-name="T2">int</text:span><text:span text:style-name="T4"> </text:span><text:span text:style-name="T4">main</text:span><text:span text:style-name="T4">(</text:span><text:span text:style-name="T2">int</text:span><text:span text:style-name="T4"> argc, </text:span><text:span text:style-name="T2">char</text:span><text:span text:style-name="T4">* argv[])</text:span></text:p>
      <text:p text:style-name="P9">{</text:p>
      <text:p text:style-name="P10"><text:span text:style-name="T4"><text:tab/></text:span><text:span text:style-name="T7">ifstream</text:span><text:span text:style-name="T4"> lReader;</text:span></text:p>
      <text:p text:style-name="P10"><text:span text:style-name="T4"><text:tab/></text:span><text:span text:style-name="T7">ofstream</text:span><text:span text:style-name="T4"> lWriter;</text:span></text:p>
      <text:p text:style-name="P10"><text:span text:style-name="T4"><text:tab/></text:span><text:span text:style-name="T7">string</text:span><text:span text:style-name="T4"> lLine;</text:span></text:p>
      <text:p text:style-name="P10"/>
      <text:p text:style-name="P10"><text:span text:style-name="T4"><text:tab/></text:span><text:span text:style-name="T9">//check correct number of arguments</text:span></text:p>
      <text:p text:style-name="P10"><text:span text:style-name="T4"><text:tab/></text:span><text:span text:style-name="T2">if</text:span><text:span text:style-name="T4">(argc != 3){</text:span></text:p>
      <text:p text:style-name="P10"><text:span text:style-name="T4"><text:tab/><text:tab/>cout &lt;&lt; </text:span><text:span text:style-name="T6">"Incorrect number of arguments!"</text:span><text:span text:style-name="T4"> &lt;&lt; endl;</text:span></text:p>
      <text:p text:style-name="P10"><text:span text:style-name="T4"><text:tab/><text:tab/>cout &lt;&lt; </text:span><text:span text:style-name="T6">"Program execution: 'scramble' 'key' fileToScramble.txt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/>
      <text:p text:style-name="P10"><text:span text:style-name="T4"><text:tab/></text:span><text:span text:style-name="T7">Vigenere</text:span><text:span text:style-name="T4">* lScrambler = </text:span><text:span text:style-name="T2">new</text:span><text:span text:style-name="T4"> Vigenere(argv[1]);</text:span></text:p>
      <text:p text:style-name="P10"/>
      <text:p text:style-name="P10"><text:span text:style-name="T4"><text:tab/></text:span><text:span text:style-name="T9">//create and open input and output files</text:span></text:p>
      <text:p text:style-name="P9"><text:tab/>lReader.open(argv[2]);</text:p>
      <text:p text:style-name="P10"><text:span text:style-name="T4"><text:tab/></text:span><text:span text:style-name="T2">char</text:span><text:span text:style-name="T4"> temp[</text:span><text:span text:style-name="T11">strlen</text:span><text:span text:style-name="T4">(argv[2]) + 11]; </text:span><text:span text:style-name="T9">//create </text:span><text:span text:style-name="T9">temp</text:span><text:span text:style-name="T9"> character array 11 characters longer than file name (to allow for appending)</text:span></text:p>
      <text:p text:style-name="P10"><text:span text:style-name="T4"><text:tab/></text:span><text:span text:style-name="T11">strcpy</text:span><text:span text:style-name="T4">(temp, argv[2]);</text:span></text:p>
      <text:p text:style-name="P10"><text:span text:style-name="T4"><text:tab/>lWriter.open(</text:span><text:span text:style-name="T11">strcat</text:span><text:span text:style-name="T4">(temp, </text:span><text:span text:style-name="T6">".secure.txt"</text:span><text:span text:style-name="T4">)); </text:span><text:span text:style-name="T9">//append original file with '.secure.txt' and open for output</text:span></text:p>
      <text:p text:style-name="P10"/>
      <text:p text:style-name="P10"><text:span text:style-name="T4"><text:tab/></text:span><text:span text:style-name="T9">//check files opened correctly</text:span></text:p>
      <text:p text:style-name="P10"><text:span text:style-name="T4"><text:tab/></text:span><text:span text:style-name="T2">if</text:span><text:span text:style-name="T4">(!lReader.is_open()){</text:span></text:p>
      <text:p text:style-name="P10"><text:span text:style-name="T4"><text:tab/><text:tab/>cout &lt;&lt; </text:span><text:span text:style-name="T6">"Error opening specified file!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><text:span text:style-name="T4"><text:tab/></text:span><text:span text:style-name="T2">else</text:span><text:span text:style-name="T4"> </text:span><text:span text:style-name="T2">if</text:span><text:span text:style-name="T4">(!lWriter.is_open()){</text:span></text:p>
      <text:p text:style-name="P10"><text:span text:style-name="T4"><text:tab/><text:tab/>cout &lt;&lt; </text:span><text:span text:style-name="T6">"Error opening file to save scrambled text!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/>
      <text:p text:style-name="P10"><text:span text:style-name="T4"><text:tab/></text:span><text:span text:style-name="T9">//Read each line, scramble, and write to the output file</text:span></text:p>
      <text:p text:style-name="P10"><text:span text:style-name="T4"><text:tab/></text:span><text:span text:style-name="T2">while</text:span><text:span text:style-name="T4">(</text:span><text:span text:style-name="T11">getline</text:span><text:span text:style-name="T4">(lReader, lLine)){</text:span></text:p>
      <text:p text:style-name="P9"><text:tab/><text:tab/>lWriter &lt;&lt; lScrambler-&gt;encode(lLine);</text:p>
      <text:p text:style-name="P9"><text:tab/>}</text:p>
      <text:p text:style-name="P10"/>
      <text:p text:style-name="P10"><text:span text:style-name="T4"><text:tab/></text:span><text:span text:style-name="T9">//Display character frequencies</text:span></text:p>
      <text:p text:style-name="P10"><text:span text:style-name="T4"><text:tab/>cout &lt;&lt; </text:span><text:span text:style-name="T6">"Scrambling '"</text:span><text:span text:style-name="T4"> &lt;&lt; argv[2] &lt;&lt; </text:span><text:span text:style-name="T6">"' using key: "</text:span><text:span text:style-name="T4"> &lt;&lt; argv[1] &lt;&lt; endl;</text:span></text:p>
      <text:p text:style-name="P9"><text:tab/>cout &lt;&lt; *lScrambler;</text:p>
      <text:p text:style-name="P10"/>
      <text:p text:style-name="P9"><text:tab/>lReader.close();</text:p>
      <text:p text:style-name="P9"><text:tab/>lWriter.close();</text:p>
      <text:p text:style-name="P10"><text:span text:style-name="T4"><text:tab/></text:span><text:span text:style-name="T2">delete</text:span><text:span text:style-name="T4"> lScrambler;</text:span></text:p>
      <text:p text:style-name="P10"/>
      <text:p text:style-name="P10"><text:span text:style-name="T4"><text:tab/></text:span><text:span text:style-name="T2">return</text:span><text:span text:style-name="T4"> 0;</text:span></text:p>
      <text:p text:style-name="P9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Unscramble</text:p>
      <text:p text:style-name="P5">main.cpp</text:p>
      <text:p text:style-name="P3"/>
      <text:p text:style-name="P10"><text:span text:style-name="T2">#include</text:span><text:span text:style-name="T4"> </text:span><text:span text:style-name="T6">&lt;Vigenere.h&gt;</text:span></text:p>
      <text:p text:style-name="P10"><text:span text:style-name="T2">#include</text:span><text:span text:style-name="T4"> </text:span><text:span text:style-name="T6">&lt;iostream&gt;</text:span></text:p>
      <text:p text:style-name="P10"><text:span text:style-name="T2">#include</text:span><text:span text:style-name="T4"> </text:span><text:span text:style-name="T6">&lt;fstream&gt;</text:span></text:p>
      <text:p text:style-name="P10"><text:span text:style-name="T2">#include</text:span><text:span text:style-name="T4"> </text:span><text:span text:style-name="T6">&lt;stdlib.h&gt;</text:span></text:p>
      <text:p text:style-name="P10"><text:span text:style-name="T2">#include</text:span><text:span text:style-name="T4"> </text:span><text:span text:style-name="T6">&lt;string.h&gt;</text:span></text:p>
      <text:p text:style-name="P10"/>
      <text:p text:style-name="P10"><text:span text:style-name="T2">using</text:span><text:span text:style-name="T4"> </text:span><text:span text:style-name="T2">namespace</text:span><text:span text:style-name="T4"> std;</text:span></text:p>
      <text:p text:style-name="P10"/>
      <text:p text:style-name="P10"><text:span text:style-name="T2">int</text:span><text:span text:style-name="T4"> </text:span><text:span text:style-name="T4">main</text:span><text:span text:style-name="T4">(</text:span><text:span text:style-name="T2">int</text:span><text:span text:style-name="T4"> argc, </text:span><text:span text:style-name="T2">char</text:span><text:span text:style-name="T4">* argv[])</text:span></text:p>
      <text:p text:style-name="P9">{</text:p>
      <text:p text:style-name="P10"><text:span text:style-name="T4"><text:tab/></text:span><text:span text:style-name="T7">ifstream</text:span><text:span text:style-name="T4"> lReader;</text:span></text:p>
      <text:p text:style-name="P10"><text:span text:style-name="T4"><text:tab/></text:span><text:span text:style-name="T7">ofstream</text:span><text:span text:style-name="T4"> lWriter;</text:span></text:p>
      <text:p text:style-name="P10"><text:span text:style-name="T4"><text:tab/></text:span><text:span text:style-name="T7">string</text:span><text:span text:style-name="T4"> lLine;</text:span></text:p>
      <text:p text:style-name="P10"/>
      <text:p text:style-name="P10"><text:span text:style-name="T4"><text:tab/></text:span><text:span text:style-name="T9">//check correct number of arguments</text:span></text:p>
      <text:p text:style-name="P10"><text:span text:style-name="T4"><text:tab/></text:span><text:span text:style-name="T2">if</text:span><text:span text:style-name="T4">(argc != 3){</text:span></text:p>
      <text:p text:style-name="P10"><text:span text:style-name="T4"><text:tab/><text:tab/>cout &lt;&lt; </text:span><text:span text:style-name="T6">"Incorrect number of arguments!"</text:span><text:span text:style-name="T4"> &lt;&lt; endl;</text:span></text:p>
      <text:p text:style-name="P10"><text:span text:style-name="T4"><text:tab/><text:tab/>cout &lt;&lt; </text:span><text:span text:style-name="T6">"Program execution: 'scramble' 'key' fileToUnscramble.txt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/>
      <text:p text:style-name="P10"><text:span text:style-name="T4"><text:tab/></text:span><text:span text:style-name="T7">Vigenere</text:span><text:span text:style-name="T4">* lScrambler = </text:span><text:span text:style-name="T2">new</text:span><text:span text:style-name="T4"> Vigenere(argv[1]);</text:span></text:p>
      <text:p text:style-name="P10"/>
      <text:p text:style-name="P10"><text:span text:style-name="T4"><text:tab/></text:span><text:span text:style-name="T9">//create and open input and output files</text:span></text:p>
      <text:p text:style-name="P9"><text:tab/>lReader.open(argv[2]);</text:p>
      <text:p text:style-name="P10"><text:span text:style-name="T4"><text:tab/></text:span><text:span text:style-name="T2">char</text:span><text:span text:style-name="T4"> temp[</text:span><text:span text:style-name="T11">strlen</text:span><text:span text:style-name="T4">(argv[2]) + 11]; </text:span><text:span text:style-name="T9">//create </text:span><text:span text:style-name="T9">temp</text:span><text:span text:style-name="T9"> character array 11 characters longer than file name (to allow for appending)</text:span></text:p>
      <text:p text:style-name="P10"><text:span text:style-name="T4"><text:tab/></text:span><text:span text:style-name="T11">strcpy</text:span><text:span text:style-name="T4">(temp, argv[2]);</text:span></text:p>
      <text:p text:style-name="P10"><text:span text:style-name="T4"><text:tab/>lWriter.open(</text:span><text:span text:style-name="T11">strcat</text:span><text:span text:style-name="T4">(temp, </text:span><text:span text:style-name="T6">".public.txt"</text:span><text:span text:style-name="T4">)); </text:span><text:span text:style-name="T9">//append original file with '.public.txt' and open for output</text:span></text:p>
      <text:p text:style-name="P10"/>
      <text:p text:style-name="P10"><text:span text:style-name="T4"><text:tab/></text:span><text:span text:style-name="T9">//check files opened correctly</text:span></text:p>
      <text:p text:style-name="P10"><text:span text:style-name="T4"><text:tab/></text:span><text:span text:style-name="T2">if</text:span><text:span text:style-name="T4">(!lReader.is_open()){</text:span></text:p>
      <text:p text:style-name="P10"><text:span text:style-name="T4"><text:tab/><text:tab/>cout &lt;&lt; </text:span><text:span text:style-name="T6">"Error opening specified file!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><text:span text:style-name="T4"><text:tab/></text:span><text:span text:style-name="T2">else</text:span><text:span text:style-name="T4"> </text:span><text:span text:style-name="T2">if</text:span><text:span text:style-name="T4">(!lWriter.is_open()){</text:span></text:p>
      <text:p text:style-name="P10"><text:span text:style-name="T4"><text:tab/><text:tab/>cout &lt;&lt; </text:span><text:span text:style-name="T6">"Error opening file to save decoded text!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/>
      <text:p text:style-name="P10"><text:span text:style-name="T4"><text:tab/></text:span><text:span text:style-name="T9">//Read each line, scramble, and write to the output file</text:span></text:p>
      <text:p text:style-name="P10"><text:span text:style-name="T4"><text:tab/></text:span><text:span text:style-name="T2">while</text:span><text:span text:style-name="T4">(</text:span><text:span text:style-name="T11">getline</text:span><text:span text:style-name="T4">(lReader, lLine)){</text:span></text:p>
      <text:p text:style-name="P9"><text:tab/><text:tab/>lWriter &lt;&lt; lScrambler-&gt;decode(lLine);</text:p>
      <text:p text:style-name="P9"><text:tab/>}</text:p>
      <text:p text:style-name="P10"/>
      <text:p text:style-name="P10"><text:span text:style-name="T4"><text:tab/></text:span><text:span text:style-name="T9">//Print character frequencies</text:span></text:p>
      <text:p text:style-name="P10"><text:span text:style-name="T4"><text:tab/>cout &lt;&lt; </text:span><text:span text:style-name="T6">"Unscrambling '"</text:span><text:span text:style-name="T4"> &lt;&lt; argv[2] &lt;&lt; </text:span><text:span text:style-name="T6">"' using key: "</text:span><text:span text:style-name="T4"> &lt;&lt; argv[1] &lt;&lt; endl;</text:span></text:p>
      <text:p text:style-name="P9"><text:tab/>cout &lt;&lt; *lScrambler;</text:p>
      <text:p text:style-name="P10"/>
      <text:p text:style-name="P9"><text:tab/>lReader.close();</text:p>
      <text:p text:style-name="P9"><text:tab/>lWriter.close();</text:p>
      <text:p text:style-name="P10"><text:span text:style-name="T4"><text:tab/></text:span><text:span text:style-name="T2">delete</text:span><text:span text:style-name="T4"> lScrambler;</text:span></text:p>
      <text:p text:style-name="P10"/>
      <text:p text:style-name="P10"><text:span text:style-name="T4"><text:tab/></text:span><text:span text:style-name="T2">return</text:span><text:span text:style-name="T4"> 0;</text:span></text:p>
      <text:p text:style-name="P9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VigenereIndexer</text:p>
      <text:p text:style-name="P5">VigenereIndexer.h</text:p>
      <text:p text:style-name="P2"/>
      <text:p text:style-name="P10"><text:span text:style-name="T2">#ifndef</text:span><text:span text:style-name="T4"> VIGENEREINDEXER_H_</text:span></text:p>
      <text:p text:style-name="P10"><text:span text:style-name="T2">#define</text:span><text:span text:style-name="T4"> VIGENEREINDEXER_H_</text:span></text:p>
      <text:p text:style-name="P10"/>
      <text:p text:style-name="P10"><text:span text:style-name="T2">#include</text:span><text:span text:style-name="T4"> </text:span><text:span text:style-name="T6">"Vigenere.h"</text:span></text:p>
      <text:p text:style-name="P10"/>
      <text:p text:style-name="P10"><text:span text:style-name="T2">class</text:span><text:span text:style-name="T4"> </text:span><text:span text:style-name="T7">VigenereIndexer</text:span></text:p>
      <text:p text:style-name="P9">{</text:p>
      <text:p text:style-name="P10"><text:span text:style-name="T2">private</text:span><text:span text:style-name="T4">:</text:span></text:p>
      <text:p text:style-name="P10"><text:span text:style-name="T4"><text:tab/></text:span><text:span text:style-name="T7">Vigenere</text:span><text:span text:style-name="T4"> </text:span><text:span text:style-name="T8">fCipher</text:span><text:span text:style-name="T4">;</text:span></text:p>
      <text:p text:style-name="P10"><text:span text:style-name="T4"><text:tab/></text:span><text:span text:style-name="T2">bool</text:span><text:span text:style-name="T4"> </text:span><text:span text:style-name="T8">fMode</text:span><text:span text:style-name="T4">;</text:span></text:p>
      <text:p text:style-name="P10"/>
      <text:p text:style-name="P10"><text:span text:style-name="T2">public</text:span><text:span text:style-name="T4">:</text:span></text:p>
      <text:p text:style-name="P10"><text:span text:style-name="T4"><text:tab/></text:span><text:span text:style-name="T4">VigenereIndexer</text:span><text:span text:style-name="T4">(</text:span><text:span text:style-name="T2">char</text:span><text:span text:style-name="T4">* aKey, </text:span><text:span text:style-name="T2">bool</text:span><text:span text:style-name="T4"> aMode);</text:span></text:p>
      <text:p text:style-name="P10"><text:span text:style-name="T4"><text:tab/></text:span><text:span text:style-name="T2">char</text:span><text:span text:style-name="T4"> </text:span><text:span text:style-name="T4">operator[]</text:span><text:span text:style-name="T4">(</text:span><text:span text:style-name="T2">const</text:span><text:span text:style-name="T4"> </text:span><text:span text:style-name="T2">char</text:span><text:span text:style-name="T4"> aChar);</text:span></text:p>
      <text:p text:style-name="P10"/>
      <text:p text:style-name="P10"><text:span text:style-name="T4"><text:tab/></text:span><text:span text:style-name="T2">friend</text:span><text:span text:style-name="T4"> std::</text:span><text:span text:style-name="T7">ostream</text:span><text:span text:style-name="T4">&amp; </text:span><text:span text:style-name="T4">operator&lt;&lt;</text:span><text:span text:style-name="T4">(std::</text:span><text:span text:style-name="T7">ostream</text:span><text:span text:style-name="T4">&amp; aOStream, </text:span><text:span text:style-name="T2">const</text:span><text:span text:style-name="T4"> </text:span><text:span text:style-name="T7">VigenereIndexer</text:span><text:span text:style-name="T4">&amp; aIndexer);</text:span></text:p>
      <text:p text:style-name="P9">};</text:p>
      <text:p text:style-name="P10"/>
      <text:p text:style-name="P10"/>
      <text:p text:style-name="P10"><text:span text:style-name="T2">#endif</text:span><text:span text:style-name="T4"> </text:span><text:span text:style-name="T9">/* VIGENEREINDEXER_H_ */</text:span></text:p>
      <text:p text:style-name="P2"/>
      <text:p text:style-name="P5"><text:span text:style-name="T13"/></text:p>
      <text:p text:style-name="P5">VigenereIndexer.cpp</text:p>
      <text:p text:style-name="P2"/>
      <text:p text:style-name="P10"><text:span text:style-name="T2">#include</text:span><text:span text:style-name="T4"> </text:span><text:span text:style-name="T6">"VigenereIndexer.h"</text:span></text:p>
      <text:p text:style-name="P10"/>
      <text:p text:style-name="P10"><text:span text:style-name="T4">VigenereIndexer::VigenereIndexer</text:span><text:span text:style-name="T4">(</text:span><text:span text:style-name="T2">char</text:span><text:span text:style-name="T4">* aKey, </text:span><text:span text:style-name="T2">bool</text:span><text:span text:style-name="T4"> aMode): </text:span><text:span text:style-name="T8">fCipher</text:span><text:span text:style-name="T4">(aKey)</text:span></text:p>
      <text:p text:style-name="P9">{</text:p>
      <text:p text:style-name="P10"><text:span text:style-name="T4"><text:tab/></text:span><text:span text:style-name="T8">fMode</text:span><text:span text:style-name="T4"> = aMode; </text:span><text:span text:style-name="T9">//true for encoding, false for decoding</text:span></text:p>
      <text:p text:style-name="P9">}</text:p>
      <text:p text:style-name="P10"/>
      <text:p text:style-name="P10"><text:span text:style-name="T2">char</text:span><text:span text:style-name="T4"> </text:span><text:span text:style-name="T4">VigenereIndexer::operator[]</text:span><text:span text:style-name="T4">(</text:span><text:span text:style-name="T2">const</text:span><text:span text:style-name="T4"> </text:span><text:span text:style-name="T2">char</text:span><text:span text:style-name="T4"> aChar)</text:span></text:p>
      <text:p text:style-name="P9">{</text:p>
      <text:p text:style-name="P10"><text:span text:style-name="T4"><text:tab/></text:span><text:span text:style-name="T2">if</text:span><text:span text:style-name="T4">(</text:span><text:span text:style-name="T8">fMode</text:span><text:span text:style-name="T4">){</text:span></text:p>
      <text:p text:style-name="P10"><text:span text:style-name="T4"><text:tab/><text:tab/></text:span><text:span text:style-name="T9">//Encoding</text:span></text:p>
      <text:p text:style-name="P10"><text:span text:style-name="T4"><text:tab/><text:tab/></text:span><text:span text:style-name="T2">return</text:span><text:span text:style-name="T4"> </text:span><text:span text:style-name="T8">fCipher</text:span><text:span text:style-name="T4">.encode(aChar);</text:span></text:p>
      <text:p text:style-name="P9"><text:tab/>}</text:p>
      <text:p text:style-name="P10"><text:span text:style-name="T4"><text:tab/></text:span><text:span text:style-name="T2">else</text:span><text:span text:style-name="T4">{</text:span></text:p>
      <text:p text:style-name="P10"><text:span text:style-name="T4"><text:tab/><text:tab/></text:span><text:span text:style-name="T9">//Decoding</text:span></text:p>
      <text:p text:style-name="P10"><text:span text:style-name="T4"><text:tab/><text:tab/></text:span><text:span text:style-name="T2">return</text:span><text:span text:style-name="T4"> </text:span><text:span text:style-name="T8">fCipher</text:span><text:span text:style-name="T4">.decode(aChar);</text:span></text:p>
      <text:p text:style-name="P9"><text:tab/>}</text:p>
      <text:p text:style-name="P9">}</text:p>
      <text:p text:style-name="P10"/>
      <text:p text:style-name="P8">//Prints character frequencies</text:p>
      <text:p text:style-name="P10"><text:span text:style-name="T4">std::</text:span><text:span text:style-name="T7">ostream</text:span><text:span text:style-name="T4">&amp; </text:span><text:span text:style-name="T4">operator&lt;&lt;</text:span><text:span text:style-name="T4">(std::</text:span><text:span text:style-name="T7">ostream</text:span><text:span text:style-name="T4">&amp; aOStream, </text:span><text:span text:style-name="T2">const</text:span><text:span text:style-name="T4"> </text:span><text:span text:style-name="T7">VigenereIndexer</text:span><text:span text:style-name="T4">&amp; aIndexer)</text:span></text:p>
      <text:p text:style-name="P9">{</text:p>
      <text:p text:style-name="P10"><text:span text:style-name="T4"><text:tab/>aOStream &lt;&lt; aIndexer.</text:span><text:span text:style-name="T8">fCipher</text:span><text:span text:style-name="T4">;</text:span></text:p>
      <text:p text:style-name="P10"><text:span text:style-name="T4"><text:tab/></text:span><text:span text:style-name="T2">return</text:span><text:span text:style-name="T4"> aOStream;</text:span></text:p>
      <text:p text:style-name="P9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main.cpp</text:p>
      <text:p text:style-name="P3"/>
      <text:p text:style-name="P10"><text:span text:style-name="T2">#include</text:span><text:span text:style-name="T4"> </text:span><text:span text:style-name="T6">"VigenereIndexer.h"</text:span></text:p>
      <text:p text:style-name="P10"><text:span text:style-name="T2">#include</text:span><text:span text:style-name="T4"> </text:span><text:span text:style-name="T6">&lt;iostream&gt;</text:span></text:p>
      <text:p text:style-name="P10"><text:span text:style-name="T2">#include</text:span><text:span text:style-name="T4"> </text:span><text:span text:style-name="T6">&lt;fstream&gt;</text:span></text:p>
      <text:p text:style-name="P10"><text:span text:style-name="T2">#include</text:span><text:span text:style-name="T4"> </text:span><text:span text:style-name="T6">&lt;string.h&gt;</text:span></text:p>
      <text:p text:style-name="P10"><text:span text:style-name="T2">#include</text:span><text:span text:style-name="T4"> </text:span><text:span text:style-name="T6">&lt;stdlib.h&gt;</text:span></text:p>
      <text:p text:style-name="P10"/>
      <text:p text:style-name="P10"><text:span text:style-name="T2">using</text:span><text:span text:style-name="T4"> </text:span><text:span text:style-name="T2">namespace</text:span><text:span text:style-name="T4"> std;</text:span></text:p>
      <text:p text:style-name="P10"/>
      <text:p text:style-name="P10"><text:span text:style-name="T2">int</text:span><text:span text:style-name="T4"> </text:span><text:span text:style-name="T4">main</text:span><text:span text:style-name="T4">(</text:span><text:span text:style-name="T2">int</text:span><text:span text:style-name="T4"> argc, </text:span><text:span text:style-name="T2">char</text:span><text:span text:style-name="T4">* argv[])</text:span></text:p>
      <text:p text:style-name="P9">{</text:p>
      <text:p text:style-name="P10"><text:span text:style-name="T4"><text:tab/></text:span><text:span text:style-name="T7">ifstream</text:span><text:span text:style-name="T4"> lReader;</text:span></text:p>
      <text:p text:style-name="P10"><text:span text:style-name="T4"><text:tab/></text:span><text:span text:style-name="T7">ofstream</text:span><text:span text:style-name="T4"> lWriter;</text:span></text:p>
      <text:p text:style-name="P10"><text:span text:style-name="T4"><text:tab/></text:span><text:span text:style-name="T7">string</text:span><text:span text:style-name="T4"> strMode; </text:span><text:span text:style-name="T9">//hold string representation of mode - char* causes issues</text:span></text:p>
      <text:p text:style-name="P10"><text:span text:style-name="T4"><text:tab/></text:span><text:span text:style-name="T2">bool</text:span><text:span text:style-name="T4"> lMode;</text:span></text:p>
      <text:p text:style-name="P10"/>
      <text:p text:style-name="P10"><text:span text:style-name="T4"><text:tab/></text:span><text:span text:style-name="T9">//check arguments</text:span></text:p>
      <text:p text:style-name="P10"><text:span text:style-name="T4"><text:tab/></text:span><text:span text:style-name="T2">if</text:span><text:span text:style-name="T4">(argc != 4){</text:span></text:p>
      <text:p text:style-name="P10"><text:span text:style-name="T4"><text:tab/><text:tab/>cout &lt;&lt; </text:span><text:span text:style-name="T6">"Invalid arguments!"</text:span><text:span text:style-name="T4"> &lt;&lt; endl;</text:span></text:p>
      <text:p text:style-name="P10"><text:span text:style-name="T4"><text:tab/><text:tab/>cout &lt;&lt; </text:span><text:span text:style-name="T6">"Execution: VigenereIndexer encode/decode key fileToUse.txt"</text:span><text:span text:style-name="T4"> &lt;&lt; endl;</text:span></text:p>
      <text:p text:style-name="P9"><text:tab/>}</text:p>
      <text:p text:style-name="P10"><text:span text:style-name="T4"><text:tab/></text:span><text:span text:style-name="T9">//find mode</text:span></text:p>
      <text:p text:style-name="P9"><text:tab/>strMode = argv[1];</text:p>
      <text:p text:style-name="P10"><text:span text:style-name="T4"><text:tab/></text:span><text:span text:style-name="T2">if</text:span><text:span text:style-name="T4">(strMode == </text:span><text:span text:style-name="T6">"encode"</text:span><text:span text:style-name="T4">){</text:span></text:p>
      <text:p text:style-name="P10"><text:span text:style-name="T4"><text:tab/><text:tab/>lMode = </text:span><text:span text:style-name="T2">true</text:span><text:span text:style-name="T4">;</text:span></text:p>
      <text:p text:style-name="P9"><text:tab/>}</text:p>
      <text:p text:style-name="P10"><text:span text:style-name="T4"><text:tab/></text:span><text:span text:style-name="T2">else</text:span><text:span text:style-name="T4"> </text:span><text:span text:style-name="T2">if</text:span><text:span text:style-name="T4">(strMode == </text:span><text:span text:style-name="T6">"decode"</text:span><text:span text:style-name="T4">){</text:span></text:p>
      <text:p text:style-name="P10"><text:span text:style-name="T4"><text:tab/><text:tab/>lMode = </text:span><text:span text:style-name="T2">false</text:span><text:span text:style-name="T4">;</text:span></text:p>
      <text:p text:style-name="P9"><text:tab/>}</text:p>
      <text:p text:style-name="P10"><text:span text:style-name="T4"><text:tab/></text:span><text:span text:style-name="T2">else</text:span><text:span text:style-name="T4">{</text:span></text:p>
      <text:p text:style-name="P10"><text:span text:style-name="T4"><text:tab/><text:tab/>cout &lt;&lt; </text:span><text:span text:style-name="T6">"Invalid mode! Mode must be 'encode' or 'decode'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/>
      <text:p text:style-name="P10"><text:span text:style-name="T4"><text:tab/></text:span><text:span text:style-name="T9">//create and open files</text:span></text:p>
      <text:p text:style-name="P9"><text:tab/>lReader.open(argv[3]);</text:p>
      <text:p text:style-name="P10"><text:span text:style-name="T4"><text:tab/></text:span><text:span text:style-name="T2">char</text:span><text:span text:style-name="T4"> temp[(</text:span><text:span text:style-name="T11">strlen</text:span><text:span text:style-name="T4">(argv[3]) + 11)];</text:span><text:span text:style-name="T9">//create </text:span><text:span text:style-name="T9">temp</text:span><text:span text:style-name="T9"> for file name, allow for appending</text:span></text:p>
      <text:p text:style-name="P10"><text:span text:style-name="T4"><text:tab/></text:span><text:span text:style-name="T11">strcpy</text:span><text:span text:style-name="T4">(temp, argv[3]);</text:span></text:p>
      <text:p text:style-name="P10"><text:span text:style-name="T4"><text:tab/></text:span><text:span text:style-name="T2">if</text:span><text:span text:style-name="T4">(lMode){</text:span></text:p>
      <text:p text:style-name="P10"><text:span text:style-name="T4"><text:tab/><text:tab/></text:span><text:span text:style-name="T9">//create file for encode</text:span></text:p>
      <text:p text:style-name="P10"><text:span text:style-name="T4"><text:tab/><text:tab/>lWriter.open(</text:span><text:span text:style-name="T11">strcat</text:span><text:span text:style-name="T4">(temp, </text:span><text:span text:style-name="T6">".encode.txt"</text:span><text:span text:style-name="T4">));</text:span></text:p>
      <text:p text:style-name="P9"><text:tab/>}</text:p>
      <text:p text:style-name="P10"><text:span text:style-name="T4"><text:tab/></text:span><text:span text:style-name="T2">else</text:span><text:span text:style-name="T4">{</text:span></text:p>
      <text:p text:style-name="P10"><text:span text:style-name="T4"><text:tab/><text:tab/></text:span><text:span text:style-name="T9">//create file for decode</text:span></text:p>
      <text:p text:style-name="P10"><text:span text:style-name="T4"><text:tab/><text:tab/>lWriter.open(</text:span><text:span text:style-name="T11">strcat</text:span><text:span text:style-name="T4">(temp, </text:span><text:span text:style-name="T6">".decode.txt"</text:span><text:span text:style-name="T4">));</text:span></text:p>
      <text:p text:style-name="P9"><text:tab/>}</text:p>
      <text:p text:style-name="P10"><text:span text:style-name="T4"><text:tab/></text:span><text:span text:style-name="T9">//check files opened correctly</text:span></text:p>
      <text:p text:style-name="P10"><text:span text:style-name="T4"><text:tab/></text:span><text:span text:style-name="T2">if</text:span><text:span text:style-name="T4">(!lReader.is_open()){</text:span></text:p>
      <text:p text:style-name="P10"><text:span text:style-name="T4"><text:tab/><text:tab/>cout &lt;&lt; </text:span><text:span text:style-name="T6">"Error opening file to be worked on!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><text:span text:style-name="T4"><text:tab/></text:span><text:span text:style-name="T2">else</text:span><text:span text:style-name="T4"> </text:span><text:span text:style-name="T2">if</text:span><text:span text:style-name="T4">(!lWriter.is_open()){</text:span></text:p>
      <text:p text:style-name="P10"><text:span text:style-name="T4"><text:tab/><text:tab/>cout &lt;&lt; </text:span><text:span text:style-name="T6">"Error opening file to save to!"</text:span><text:span text:style-name="T4"> &lt;&lt; endl;</text:span></text:p>
      <text:p text:style-name="P10"><text:span text:style-name="T4"><text:tab/><text:tab/></text:span><text:span text:style-name="T11">exit</text:span><text:span text:style-name="T4">(1);</text:span></text:p>
      <text:p text:style-name="P9"><text:tab/>}</text:p>
      <text:p text:style-name="P10"/>
      <text:p text:style-name="P10"><text:span text:style-name="T4"><text:tab/></text:span><text:span text:style-name="T9">//create indexer</text:span></text:p>
      <text:p text:style-name="P10"><text:span text:style-name="T4"><text:tab/></text:span><text:span text:style-name="T7">VigenereIndexer</text:span><text:span text:style-name="T4"> lScrambler(argv[2], lMode);</text:span></text:p>
      <text:p text:style-name="P10"/>
      <text:p text:style-name="P10"><text:span text:style-name="T4"><text:tab/></text:span><text:span text:style-name="T9">//encode or decode specified file</text:span></text:p>
      <text:p text:style-name="P10"><text:span text:style-name="T4"><text:tab/></text:span><text:span text:style-name="T2">char</text:span><text:span text:style-name="T4"> lChar;</text:span></text:p>
      <text:p text:style-name="P10"><text:span text:style-name="T4"><text:tab/></text:span><text:span text:style-name="T2">while</text:span><text:span text:style-name="T4">((lChar = lReader.get()) != EOF){</text:span></text:p>
      <text:p text:style-name="P9"><text:tab/><text:tab/>lWriter &lt;&lt; lScrambler[lChar];</text:p>
      <text:p text:style-name="P9"><text:tab/>}</text:p>
      <text:p text:style-name="P10"><text:soft-page-break/></text:p>
      <text:p text:style-name="P10"><text:span text:style-name="T4"><text:tab/></text:span><text:span text:style-name="T9">//Print frequencies</text:span></text:p>
      <text:p text:style-name="P10"><text:span text:style-name="T4"><text:tab/></text:span><text:span text:style-name="T2">if</text:span><text:span text:style-name="T4">(lMode){</text:span></text:p>
      <text:p text:style-name="P10"><text:span text:style-name="T4"><text:tab/><text:tab/>cout &lt;&lt; </text:span><text:span text:style-name="T6">"Encoding '"</text:span><text:span text:style-name="T4">;</text:span></text:p>
      <text:p text:style-name="P9"><text:tab/>}</text:p>
      <text:p text:style-name="P10"><text:span text:style-name="T4"><text:tab/></text:span><text:span text:style-name="T2">else</text:span><text:span text:style-name="T4">{</text:span></text:p>
      <text:p text:style-name="P10"><text:span text:style-name="T4"><text:tab/><text:tab/>cout &lt;&lt; </text:span><text:span text:style-name="T6">"Decoding '"</text:span><text:span text:style-name="T4">;</text:span></text:p>
      <text:p text:style-name="P9"><text:tab/>}</text:p>
      <text:p text:style-name="P10"><text:span text:style-name="T4"><text:tab/>cout &lt;&lt; argv[3] &lt;&lt; </text:span><text:span text:style-name="T6">"' using key: "</text:span><text:span text:style-name="T4"> &lt;&lt; argv[2] &lt;&lt; endl;</text:span></text:p>
      <text:p text:style-name="P9"><text:tab/>cout &lt;&lt; lScrambler;</text:p>
      <text:p text:style-name="P10"/>
      <text:p text:style-name="P9"><text:tab/>lReader.close();</text:p>
      <text:p text:style-name="P9"><text:tab/>lWriter.close();</text:p>
      <text:p text:style-name="P10"/>
      <text:p text:style-name="P10"><text:span text:style-name="T4"><text:tab/></text:span><text:span text:style-name="T2">return</text:span><text:span text:style-name="T4"> 0;</text:span></text:p>
      <text:p text:style-name="P9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19:32:48.08</meta:creation-date>
    <dc:date>2011-03-29T19:42:34.45</dc:date>
    <meta:editing-duration>PT00H09M46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9" meta:paragraph-count="380" meta:word-count="1414" meta:character-count="10523"/>
  </office:meta>
</office:document-meta>
</file>